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9.343cm"/>
    </style:style>
    <style:style style:name="co3" style:family="table-column">
      <style:table-column-properties fo:break-before="auto" style:column-width="16.829cm"/>
    </style:style>
    <style:style style:name="co4" style:family="table-column">
      <style:table-column-properties fo:break-before="auto" style:column-width="14.494cm"/>
    </style:style>
    <style:style style:name="co5" style:family="table-column">
      <style:table-column-properties fo:break-before="auto" style:column-width="4.84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7.726cm" fo:break-before="auto" style:use-optimal-row-height="false"/>
    </style:style>
    <style:style style:name="ro3" style:family="table-row">
      <style:table-row-properties style:row-height="3.387cm" fo:break-before="auto" style:use-optimal-row-height="false"/>
    </style:style>
    <style:style style:name="ro4" style:family="table-row">
      <style:table-row-properties style:row-height="4.128cm" fo:break-before="auto" style:use-optimal-row-height="false"/>
    </style:style>
    <style:style style:name="ro5" style:family="table-row">
      <style:table-row-properties style:row-height="3.598cm" fo:break-before="auto" style:use-optimal-row-height="false"/>
    </style:style>
    <style:style style:name="ro6" style:family="table-row">
      <style:table-row-properties style:row-height="3.704cm" fo:break-before="auto" style:use-optimal-row-height="false"/>
    </style:style>
    <style:style style:name="ro7" style:family="table-row">
      <style:table-row-properties style:row-height="4.233cm" fo:break-before="auto" style:use-optimal-row-height="false"/>
    </style:style>
    <style:style style:name="ro8" style:family="table-row">
      <style:table-row-properties style:row-height="4.022cm" fo:break-before="auto" style:use-optimal-row-height="false"/>
    </style:style>
    <style:style style:name="ro9" style:family="table-row">
      <style:table-row-properties style:row-height="3.651cm" fo:break-before="auto" style:use-optimal-row-height="false"/>
    </style:style>
    <style:style style:name="ro10" style:family="table-row">
      <style:table-row-properties style:row-height="3.36cm" fo:break-before="auto" style:use-optimal-row-height="false"/>
    </style:style>
    <style:style style:name="ro11" style:family="table-row">
      <style:table-row-properties style:row-height="4.18cm" fo:break-before="auto" style:use-optimal-row-height="false"/>
    </style:style>
    <style:style style:name="ro12" style:family="table-row">
      <style:table-row-properties style:row-height="3.519cm" fo:break-before="auto" style:use-optimal-row-height="false"/>
    </style:style>
    <style:style style:name="ro13" style:family="table-row">
      <style:table-row-properties style:row-height="3.413cm" fo:break-before="auto" style:use-optimal-row-height="false"/>
    </style:style>
    <style:style style:name="ro14" style:family="table-row">
      <style:table-row-properties style:row-height="4.789cm" fo:break-before="auto" style:use-optimal-row-height="false"/>
    </style:style>
    <style:style style:name="ro15" style:family="table-row">
      <style:table-row-properties style:row-height="3.493cm" fo:break-before="auto" style:use-optimal-row-height="false"/>
    </style:style>
    <style:style style:name="ro16" style:family="table-row">
      <style:table-row-properties style:row-height="4.471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2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№</text:p>
          </table:table-cell>
          <table:table-cell office:value-type="string">
            <text:p>Описание</text:p>
          </table:table-cell>
          <table:table-cell office:value-type="string">
            <text:p>Шаги воспроизведения</text:p>
          </table:table-cell>
          <table:table-cell office:value-type="string">
            <text:p>Ожидаемый результат</text:p>
          </table:table-cell>
          <table:table-cell office:value-type="string">
            <text:p>Результат</text:p>
          </table:table-cell>
          <table:table-cell table:number-columns-repeated="1019"/>
        </table:table-row>
        <table:table-row table:style-name="ro2">
          <table:table-cell office:value-type="string">
            <text:p>1.</text:p>
          </table:table-cell>
          <table:table-cell office:value-type="string">
            <text:p>Тест ссылки What's new</text:p>
          </table:table-cell>
          <table:table-cell table:style-name="ce1" office:value-type="string">
            <text:p>1.Зайти на сайт https://magento.softwaretestingboard.com/</text:p>
            <text:p>2. Кликнуть по ссылке Whats New</text:p>
            <text:p/>
          </table:table-cell>
          <table:table-cell table:style-name="ce1" office:value-type="string">
            <text:p>1.Отображена главная страница сайта. В шапке сайта логотип Luma и ссылки на</text:p>
            <text:p>различные категории товаров Women,Men,Gear,Training.</text:p>
            <text:p>2.В данной категории отображены ссылки на новинки всех категорий товаров.</text:p>
          </table:table-cell>
          <table:table-cell office:value-type="string">
            <text:p>Пройден</text:p>
          </table:table-cell>
          <table:table-cell table:number-columns-repeated="1019"/>
        </table:table-row>
        <table:table-row table:style-name="ro3">
          <table:table-cell office:value-type="string">
            <text:p>2.</text:p>
          </table:table-cell>
          <table:table-cell office:value-type="string">
            <text:p>Изменение цвета мужской одежды</text:p>
          </table:table-cell>
          <table:table-cell table:style-name="ce1" office:value-type="string">
            <text:p>1.Зайти на сайт https://magento.softwaretestingboard.com/</text:p>
            <text:p>2. Кликнуть по ссылке Men</text:p>
            <text:p>3.Изменить цвет одежды на чёрный </text:p>
            <text:p/>
          </table:table-cell>
          <table:table-cell table:style-name="ce1" office:value-type="string">
            <text:p>1.Отображена главная страница сайта. В шапке сайта логотип Luma и ссылки на</text:p>
            <text:p>различные категории товаров Women,Men,Gear,Training.</text:p>
            <text:p>2.В данной категории отображены виды мужской одежды а так же можно менять цвет одежды.</text:p>
            <text:p>3.Цвет изменён</text:p>
          </table:table-cell>
          <table:table-cell office:value-type="string">
            <text:p>Пройден</text:p>
          </table:table-cell>
          <table:table-cell table:number-columns-repeated="1019"/>
        </table:table-row>
        <table:table-row table:style-name="ro4">
          <table:table-cell office:value-type="string">
            <text:p>3.</text:p>
          </table:table-cell>
          <table:table-cell office:value-type="string">
            <text:p>Изменение сортировки </text:p>
          </table:table-cell>
          <table:table-cell table:style-name="ce1" office:value-type="string">
            <text:p>1.Зайти на сайт https://magento.softwaretestingboard.com/</text:p>
            <text:p>2. Кликнуть по ссылке Men</text:p>
            <text:p>3.Выбрать категорию Top</text:p>
            <text:p>4.Изменить сортировку на Product Name </text:p>
          </table:table-cell>
          <table:table-cell table:style-name="ce1" office:value-type="string">
            <text:p>1.Отображена главная страница сайта. В шапке сайта логотип Luma и ссылки на</text:p>
            <text:p>различные категории товаров Women,Men,Gear,Training.</text:p>
            <text:p>2.В данной категории отображены виды мужской одежды а так же можно менять цвет одежды.</text:p>
            <text:p>3.В данной категории отображена одежда которая входит в список ТОП.</text:p>
            <text:p>4.Сортировка проходит по имени продукта </text:p>
          </table:table-cell>
          <table:table-cell office:value-type="string">
            <text:p>Пройден</text:p>
          </table:table-cell>
          <table:table-cell table:number-columns-repeated="1019"/>
        </table:table-row>
        <table:table-row table:style-name="ro5">
          <table:table-cell office:value-type="string">
            <text:p>4.</text:p>
          </table:table-cell>
          <table:table-cell office:value-type="string">
            <text:p>Выбор мужской одежды </text:p>
          </table:table-cell>
          <table:table-cell table:style-name="ce1" office:value-type="string">
            <text:p>1.Зайти на сайт https://magento.softwaretestingboard.com/</text:p>
            <text:p>2. Кликнуть по ссылке Men</text:p>
            <text:p>3.Выбрать категорию Tops</text:p>
            <text:p>4.Выбрать одежду Cassius Sparring Tank</text:p>
          </table:table-cell>
          <table:table-cell table:style-name="ce1" office:value-type="string">
            <text:p>1.Отображена главная страница сайта. В шапке сайта логотип Luma и ссылки на</text:p>
            <text:p>различные категории товаров Women,Men,Gear,Training.</text:p>
            <text:p>2.В данной категории отображены виды мужской одежды а так же можно менять цвет одежды.</text:p>
            <text:p>3.В данной категории отображена одежда которая входит в список ТОП.</text:p>
            <text:p>4.Выбор комплекта Cassius Sparring Tank прошёл успешно </text:p>
          </table:table-cell>
          <table:table-cell office:value-type="string">
            <text:p>Пройден</text:p>
          </table:table-cell>
          <table:table-cell table:number-columns-repeated="1019"/>
        </table:table-row>
        <table:table-row table:style-name="ro6">
          <table:table-cell office:value-type="string">
            <text:p>5.</text:p>
          </table:table-cell>
          <table:table-cell office:value-type="string">
            <text:p>Переход по ссылке к товарам для йоги</text:p>
          </table:table-cell>
          <table:table-cell table:style-name="ce1" office:value-type="string">
            <text:p>1.Зайти на сайт https://magento.softwaretestingboard.com/</text:p>
            <text:p>2. В теле сайта кликнуть на кнопку Shop New Yoga</text:p>
          </table:table-cell>
          <table:table-cell table:style-name="ce1" office:value-type="string">
            <text:p>1.Отображена главная страница сайта. В шапке сайта логотип Luma и ссылки на</text:p>
            <text:p>различные категории товаров Women,Men,Gear,Training.</text:p>
            <text:p>2.В данной категории отображены товары для занятия йогой</text:p>
          </table:table-cell>
          <table:table-cell table:number-columns-repeated="1020"/>
        </table:table-row>
        <table:table-row table:style-name="ro7">
          <table:table-cell office:value-type="string">
            <text:p>6.</text:p>
          </table:table-cell>
          <table:table-cell office:value-type="string">
            <text:p>Переход по ссылке Tops</text:p>
          </table:table-cell>
          <table:table-cell table:style-name="ce1" office:value-type="string">
            <text:p/>
            <text:p/>
            <text:p/>
            <text:p>1.Зайти наhttps://magento.softwaretestingboard.com/men/tops-men.html</text:p>
            <text:p>2. <text:s/>Кликнуть по ссылке Men</text:p>
            <text:p>3.Кликнуть по ссылке tops</text:p>
          </table:table-cell>
          <table:table-cell table:style-name="ce1" office:value-type="string">
            <text:p>1.Отображена главная страница сайта. В шапке сайта логотип Luma и ссылки на</text:p>
            <text:p>различные категории товаров Women,Men,Gear,Training.</text:p>
            <text:p>2.В данной категории отображены виды мужской одежды а так же можно менять цвет одежды.</text:p>
            <text:p>3.В данной категории отображена одежда которая входит в список ТОП.</text:p>
          </table:table-cell>
          <table:table-cell office:value-type="string">
            <text:p>Пройден</text:p>
          </table:table-cell>
          <table:table-cell table:number-columns-repeated="1019"/>
        </table:table-row>
        <table:table-row table:style-name="ro8">
          <table:table-cell office:value-type="float" office:value="7">
            <text:p>7</text:p>
          </table:table-cell>
          <table:table-cell office:value-type="string">
            <text:p>Переход в категорию Bottoms мужской одежды</text:p>
          </table:table-cell>
          <table:table-cell table:style-name="ce2" office:value-type="string">
            <text:p>1.Зайти наhttps://magento.softwaretestingboard.com/men/tops-men.html</text:p>
            <text:p>2. <text:s/>Кликнуть по ссылке Men</text:p>
            <text:p>3.Кликнуть по ссылке Bottoms</text:p>
          </table:table-cell>
          <table:table-cell table:style-name="ce1" office:value-type="string">
            <text:p>1.Отображена главная страница сайта. В шапке сайта логотип Luma и ссылки на</text:p>
            <text:p>различные категории товаров Women,Men,Gear,Training.</text:p>
            <text:p>2.В данной категории отображены виды мужской одежды а так же можно менять цвет одежды.</text:p>
            <text:p>3.В данной категории отображены шорты и кросовки.</text:p>
          </table:table-cell>
          <table:table-cell office:value-type="string">
            <text:p>Пройден</text:p>
          </table:table-cell>
          <table:table-cell table:number-columns-repeated="1019"/>
        </table:table-row>
        <table:table-row table:style-name="ro9">
          <table:table-cell office:value-type="string">
            <text:p>8.</text:p>
          </table:table-cell>
          <table:table-cell office:value-type="string">
            <text:p>Переход в категорию Gear</text:p>
          </table:table-cell>
          <table:table-cell table:style-name="ce1" office:value-type="string">
            <text:p>1.Зайти наhttpshttpshttps://magento.softwaretestingboard.com</text:p>
            <text:p>3.Кликнуть по ссылке Gear</text:p>
          </table:table-cell>
          <table:table-cell table:style-name="ce1" office:value-type="string">
            <text:p>1.Отображена главная страница сайта. В шапке сайта логотип Luma и ссылки на</text:p>
            <text:p>различные категории товаров Women,Men,Gear,Training.</text:p>
            <text:p>2.В данной категории отображены рюкзаки и товары для спорта .</text:p>
            <text:p/>
          </table:table-cell>
          <table:table-cell office:value-type="string">
            <text:p>Пройден</text:p>
          </table:table-cell>
          <table:table-cell table:number-columns-repeated="1019"/>
        </table:table-row>
        <table:table-row table:style-name="ro10">
          <table:table-cell office:value-type="string">
            <text:p>9.</text:p>
          </table:table-cell>
          <table:table-cell office:value-type="string">
            <text:p>Выбор рюкзака</text:p>
          </table:table-cell>
          <table:table-cell table:style-name="ce1" office:value-type="string">
            <text:p>1.Зайти наhttpshttpshttps://magento.softwaretestingboard.com</text:p>
            <text:p>3.Кликнуть по ссылке Gear</text:p>
            <text:p>4.Пролистать ниже и выбрать рюкзак Fusion Backpack</text:p>
          </table:table-cell>
          <table:table-cell table:style-name="ce1" office:value-type="string">
            <text:p>1.Отображена главная страница сайта. В шапке сайта логотип Luma и ссылки на</text:p>
            <text:p>различные категории товаров Women,Men,Gear,Training.</text:p>
            <text:p>2.В данной категории отображены рюкзаки и товары для спорта .</text:p>
            <text:p>3.Рюкзак Fusion Backpack выбран</text:p>
          </table:table-cell>
          <table:table-cell office:value-type="string">
            <text:p>Пройден</text:p>
          </table:table-cell>
          <table:table-cell table:number-columns-repeated="1019"/>
        </table:table-row>
        <table:table-row table:style-name="ro11">
          <table:table-cell office:value-type="string">
            <text:p>10.</text:p>
          </table:table-cell>
          <table:table-cell office:value-type="string">
            <text:p>Переход по ссылке Fitess Equipment</text:p>
          </table:table-cell>
          <table:table-cell table:style-name="ce1" office:value-type="string">
            <text:p>1.Зайти наhttpshttpshttps://magento.softwaretestingboard.com</text:p>
            <text:p>2.Кликнуть по ссылке Gear</text:p>
            <text:p>3.Кликнуть по ссылке Fitess Equipment</text:p>
            <text:p>4.Выбрать прыгалку Harmony Lumaflex™ Strength Band Kit</text:p>
          </table:table-cell>
          <table:table-cell table:style-name="ce1" office:value-type="string">
            <text:p>1.Отображена главная страница сайта. В шапке сайта логотип Luma и ссылки на</text:p>
            <text:p>различные категории товаров Women,Men,Gear,Training.</text:p>
            <text:p>2.В данной категории отображены рюкзаки и товары для спорта .</text:p>
            <text:p>3.В данной категории отображены товары для фитнеса</text:p>
            <text:p>4.Прыгалка Harmony Lumaflex™ Strength Band Kit выбрана</text:p>
          </table:table-cell>
          <table:table-cell office:value-type="string">
            <text:p>Пройден</text:p>
          </table:table-cell>
          <table:table-cell table:number-columns-repeated="1019"/>
        </table:table-row>
        <table:table-row table:style-name="ro12">
          <table:table-cell office:value-type="string">
            <text:p>11.</text:p>
          </table:table-cell>
          <table:table-cell office:value-type="string">
            <text:p>Тест сортировки</text:p>
          </table:table-cell>
          <table:table-cell table:style-name="ce1" office:value-type="string">
            <text:p>1.Зайти наhttpshttpshttps://magento.softwaretestingboard.com</text:p>
            <text:p>2.Кликнуть по ссылке Gear</text:p>
            <text:p>3.Кликнуть по ссылке Fitess Equipment</text:p>
            <text:p>4.Изменить сортировку на Price</text:p>
          </table:table-cell>
          <table:table-cell table:style-name="ce1" office:value-type="string">
            <text:p>1.Отображена главная страница сайта. В шапке сайта логотип Luma и ссылки на</text:p>
            <text:p>различные категории товаров Women,Men,Gear,Training.</text:p>
            <text:p>2.В данной категории отображены рюкзаки и товары для спорта .</text:p>
            <text:p>3.В данной категории отображены товары для фитнеса</text:p>
            <text:p>4Товары отсортированы по цене </text:p>
          </table:table-cell>
          <table:table-cell office:value-type="string">
            <text:p>Пройден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3">
          <table:table-cell office:value-type="string">
            <text:p>12.</text:p>
          </table:table-cell>
          <table:table-cell office:value-type="string">
            <text:p>Тест изменения списка товаров</text:p>
          </table:table-cell>
          <table:table-cell table:style-name="ce1" office:value-type="string">
            <text:p>1.Зайти наhttpshttpshttps://magento.softwaretestingboard.com</text:p>
            <text:p>2.Кликнуть по ссылке Gear</text:p>
            <text:p>3.Кликнуть по ссылке Fitess Equipment</text:p>
            <text:p>4.Кликнуть на кнопку изменения списка товаров с обычных значнов на табличный вид </text:p>
          </table:table-cell>
          <table:table-cell table:style-name="ce1" office:value-type="string">
            <text:p>1.Отображена главная страница сайта. В шапке сайта логотип Luma и ссылки на</text:p>
            <text:p>различные категории товаров Women,Men,Gear,Training.</text:p>
            <text:p>2.В данной категории отображены рюкзаки и товары для спорта .</text:p>
            <text:p>3.В данной категории отображены товары для фитнеса</text:p>
            <text:p>4.Список товаров изменён с обычных значнов на табличный вид </text:p>
          </table:table-cell>
          <table:table-cell table:number-columns-repeated="1020"/>
        </table:table-row>
        <table:table-row table:style-name="ro14">
          <table:table-cell office:value-type="string">
            <text:p>13.</text:p>
          </table:table-cell>
          <table:table-cell office:value-type="string">
            <text:p>Тест выбора товара</text:p>
          </table:table-cell>
          <table:table-cell table:style-name="ce1" office:value-type="string">
            <text:p>1.Зайти наhttpshttpshttps://magento.softwaretestingboard.com</text:p>
            <text:p>2.Кликнуть по ссылке Gear</text:p>
            <text:p>3.Кликнуть по ссылке Fitess Equipment</text:p>
            <text:p>4.Выбрать Affirm Water Bottle </text:p>
            <text:p/>
          </table:table-cell>
          <table:table-cell table:style-name="ce1" office:value-type="string">
            <text:p>1.Отображена главная страница сайта. В шапке сайта логотип Luma и ссылки на</text:p>
            <text:p>различные категории товаров Women,Men,Gear,Training.</text:p>
            <text:p>2.В данной категории отображены рюкзаки и товары для спорта .</text:p>
            <text:p>3.В данной категории отображены товары для фитнеса.</text:p>
            <text:p>4.Шейкер для коктелей Affirm Water Bottle выбран </text:p>
          </table:table-cell>
          <table:table-cell office:value-type="string">
            <text:p>Пройден</text:p>
          </table:table-cell>
          <table:table-cell table:number-columns-repeated="1019"/>
        </table:table-row>
        <table:table-row table:style-name="ro15">
          <table:table-cell office:value-type="string">
            <text:p>14.</text:p>
          </table:table-cell>
          <table:table-cell office:value-type="string">
            <text:p>Изменение цвета женской одежды</text:p>
          </table:table-cell>
          <table:table-cell table:style-name="ce1" office:value-type="string">
            <text:p>1.Зайти на сайт https://magento.softwaretestingboard.com/</text:p>
            <text:p>2. Кликнуть по ссылке Women</text:p>
            <text:p>3.Изменить цвет одежды на голубой</text:p>
          </table:table-cell>
          <table:table-cell table:style-name="ce1" office:value-type="string">
            <text:p>1.Отображена главная страница сайта. В шапке сайта логотип Luma и ссылки на</text:p>
            <text:p>различные категории товаров Women,Men,Gear,Training.</text:p>
            <text:p>2.В данной категории отображены виды женской одежды а так же можно менять цвет одежды.</text:p>
            <text:p>3.Цвет изменён</text:p>
          </table:table-cell>
          <table:table-cell table:number-columns-repeated="1020"/>
        </table:table-row>
        <table:table-row table:style-name="ro16">
          <table:table-cell office:value-type="string">
            <text:p>15.</text:p>
          </table:table-cell>
          <table:table-cell office:value-type="string">
            <text:p>Переходит на ссылку контакты </text:p>
          </table:table-cell>
          <table:table-cell table:style-name="ce1" office:value-type="string">
            <text:p>1.Зайти на сайт https://magento.softwaretestingboard.com/</text:p>
            <text:p>2. В контакте сайта кликнуть по ссылке Contact US</text:p>
          </table:table-cell>
          <table:table-cell table:style-name="ce1" office:value-type="string">
            <text:p>1.Отображена главная страница сайта. В шапке сайта логотип Luma и ссылки на</text:p>
            <text:p>различные категории товаров Women,Men,Gear,Training.</text:p>
            <text:p>2.При переходе по данной ссылке отображён номер 1-800-403-8838</text:p>
          </table:table-cell>
          <table:table-cell office:value-type="string">
            <text:p>Пройден</text:p>
          </table:table-cell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8000" number:language="ru" number:country="RU">
      <number:number number:min-integer-digits="1"/>
    </number:number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30">30.06.2023</text:date>, <text:time>18:31:2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6-30T18:31:21.10</dc:date>
    <dc:creator>V </dc:creator>
    <meta:document-statistic meta:table-count="1" meta:cell-count="77" meta:object-count="0"/>
    <meta:generator>OpenOffice/4.1.10$Win32 OpenOffice.org_project/4110m2$Build-9807</meta:generator>
  </office:meta>
</office:document-meta>
</file>